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xercicio1" table:style-name="ta1">
        <table:shapes>
          <draw:frame draw:z-index="0" draw:style-name="gr1" draw:text-style-name="P1" svg:width="159.99mm" svg:height="89.99mm" svg:x="90.32mm" svg:y="0.01mm">
            <draw:object draw:notify-on-update-of-ranges="Exercicio1.A2:Exercicio1.A2 Exercicio1.A3:Exercicio1.A23 Exercicio1.B2:Exercicio1.B2 Exercicio1.B3:Exercicio1.B23 Exercicio1.C2:Exercicio1.C2 Exercicio1.C3:Exercicio1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0.32mm" svg:y="108.87mm">
            <draw:object draw:notify-on-update-of-ranges="Exercicio1.A26:Exercicio1.A26 Exercicio1.A27:Exercicio1.A47 Exercicio1.B26:Exercicio1.B26 Exercicio1.B27:Exercicio1.B47 Exercicio1.C26:Exercicio1.C26 Exercicio1.C27:Exercicio1.C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90.32mm" svg:y="216.72mm">
            <draw:object draw:notify-on-update-of-ranges="Exercicio1.A50:Exercicio1.A50 Exercicio1.A51:Exercicio1.A71 Exercicio1.B50:Exercicio1.B50 Exercicio1.B51:Exercicio1.B71 Exercicio1.C50:Exercicio1.C50 Exercicio1.C51:Exercicio1.C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rescent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nsertion</text:p>
          </table:table-cell>
          <table:table-cell table:style-name="ce1" office:value-type="string" calcext:value-type="string">
            <text:p>merge</text:p>
          </table:table-cell>
          <table:table-cell table:style-name="ce1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rescent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nsertion</text:p>
          </table:table-cell>
          <table:table-cell table:style-name="ce1" office:value-type="string" calcext:value-type="string">
            <text:p>merge</text:p>
          </table:table-cell>
          <table:table-cell table:style-name="ce1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eatóri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nsertion</text:p>
          </table:table-cell>
          <table:table-cell table:style-name="ce1" office:value-type="string" calcext:value-type="string">
            <text:p>merge</text:p>
          </table:table-cell>
          <table:table-cell table:style-name="ce1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7:37:13.78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1:45:02.682000000</meta:creation-date>
    <dc:date>2019-02-20T18:06:19.898000000</dc:date>
    <meta:editing-duration>PT4H33M52S</meta:editing-duration>
    <meta:editing-cycles>26</meta:editing-cycles>
    <meta:generator>LibreOffice/6.0.4.2$Windows_X86_64 LibreOffice_project/9b0d9b32d5dcda91d2f1a96dc04c645c450872bf</meta:generator>
    <meta:document-statistic meta:table-count="1" meta:cell-count="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5.034cm" svg:y="0.477cm" style:legend-expansion="custom" chartooo:width="5.999cm" chartooo:height="0.618cm" style:legend-expansion-aspect-ratio="9.70711974110032" chart:style-name="ch2"/>
        <chart:plot-area chart:style-name="ch3" table:cell-range-address="Exercicio1.A2:Exercicio1.C23" chart:data-source-has-labels="both" svg:x="0.32cm" svg:y="0.18cm" svg:width="15.36cm" svg:height="8.64cm">
          <chartooo:coordinate-region svg:x="1.333cm" svg:y="0.377cm" svg:width="13.868cm" svg:height="7.801cm"/>
          <chart:axis chart:dimension="x" chart:name="primary-x" chart:style-name="ch4" chartooo:axis-type="auto">
            <chartooo:date-scale/>
            <chart:categories table:cell-range-address="Exercicio1.A3:Exercicio1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ercicio1.B3:Exercicio1.B23" chart:label-cell-address="Exercicio1.B2:Exercicio1.B2" chart:class="chart:line">
            <chart:data-point chart:repeated="21"/>
          </chart:series>
          <chart:series chart:style-name="ch8" chart:values-cell-range-address="Exercicio1.C3:Exercicio1.C23" chart:label-cell-address="Exercicio1.C2:Exercicio1.C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Exercicio1.B2:Exercicio1.B2</svg:desc>
                </draw:g>
              </table:table-cell>
              <table:table-cell office:value-type="string">
                <text:p>merge</text:p>
                <draw:g>
                  <svg:desc>Exercicio1.C2:Exercicio1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ercicio1.A3:Exercicio1.A23</svg:desc>
                </draw:g>
              </table:table-cell>
              <table:table-cell office:value-type="float" office:value="NaN">
                <text:p>NaN</text:p>
                <draw:g>
                  <svg:desc>Exercicio1.B3:Exercicio1.B23</svg:desc>
                </draw:g>
              </table:table-cell>
              <table:table-cell office:value-type="float" office:value="NaN">
                <text:p>NaN</text:p>
                <draw:g>
                  <svg:desc>Exercicio1.C3:Exercicio1.C2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4.641cm" svg:y="0.488cm" style:legend-expansion="custom" chartooo:width="6.834cm" chartooo:height="0.65cm" style:legend-expansion-aspect-ratio="10.5138461538462" chart:style-name="ch2"/>
        <chart:plot-area chart:style-name="ch3" table:cell-range-address="Exercicio1.A26:Exercicio1.C47" chart:data-source-has-labels="both" svg:x="0.32cm" svg:y="0.18cm" svg:width="15.36cm" svg:height="8.64cm">
          <chartooo:coordinate-region svg:x="1.333cm" svg:y="0.377cm" svg:width="13.868cm" svg:height="7.801cm"/>
          <chart:axis chart:dimension="x" chart:name="primary-x" chart:style-name="ch4" chartooo:axis-type="auto">
            <chartooo:date-scale/>
            <chart:categories table:cell-range-address="Exercicio1.A27:Exercicio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ercicio1.B27:Exercicio1.B47" chart:label-cell-address="Exercicio1.B26:Exercicio1.B26" chart:class="chart:line">
            <chart:data-point chart:repeated="21"/>
          </chart:series>
          <chart:series chart:style-name="ch8" chart:values-cell-range-address="Exercicio1.C27:Exercicio1.C47" chart:label-cell-address="Exercicio1.C26:Exercicio1.C26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Exercicio1.B26:Exercicio1.B26</svg:desc>
                </draw:g>
              </table:table-cell>
              <table:table-cell office:value-type="string">
                <text:p>merge</text:p>
                <draw:g>
                  <svg:desc>Exercicio1.C26:Exercicio1.C2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ercicio1.A27:Exercicio1.A47</svg:desc>
                </draw:g>
              </table:table-cell>
              <table:table-cell office:value-type="float" office:value="NaN">
                <text:p>NaN</text:p>
                <draw:g>
                  <svg:desc>Exercicio1.B27:Exercicio1.B47</svg:desc>
                </draw:g>
              </table:table-cell>
              <table:table-cell office:value-type="float" office:value="NaN">
                <text:p>NaN</text:p>
                <draw:g>
                  <svg:desc>Exercicio1.C27:Exercicio1.C4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4.852cm" svg:y="0.488cm" style:legend-expansion="custom" chartooo:width="6.505cm" chartooo:height="0.586cm" style:legend-expansion-aspect-ratio="11.1006825938567" chart:style-name="ch2"/>
        <chart:plot-area chart:style-name="ch3" table:cell-range-address="Exercicio1.A50:Exercicio1.C71" chart:data-source-has-labels="both" svg:x="0.32cm" svg:y="0.18cm" svg:width="15.36cm" svg:height="8.64cm">
          <chartooo:coordinate-region svg:x="1.333cm" svg:y="0.377cm" svg:width="13.868cm" svg:height="7.801cm"/>
          <chart:axis chart:dimension="x" chart:name="primary-x" chart:style-name="ch4" chartooo:axis-type="auto">
            <chartooo:date-scale/>
            <chart:categories table:cell-range-address="Exercicio1.A51:Exercicio1.A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ercicio1.B51:Exercicio1.B71" chart:label-cell-address="Exercicio1.B50:Exercicio1.B50" chart:class="chart:line">
            <chart:data-point chart:repeated="21"/>
          </chart:series>
          <chart:series chart:style-name="ch8" chart:values-cell-range-address="Exercicio1.C51:Exercicio1.C71" chart:label-cell-address="Exercicio1.C50:Exercicio1.C50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  <draw:g>
                  <svg:desc>Exercicio1.B50:Exercicio1.B50</svg:desc>
                </draw:g>
              </table:table-cell>
              <table:table-cell office:value-type="string">
                <text:p>merge</text:p>
                <draw:g>
                  <svg:desc>Exercicio1.C50:Exercicio1.C5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ercicio1.A51:Exercicio1.A71</svg:desc>
                </draw:g>
              </table:table-cell>
              <table:table-cell office:value-type="float" office:value="NaN">
                <text:p>NaN</text:p>
                <draw:g>
                  <svg:desc>Exercicio1.B51:Exercicio1.B71</svg:desc>
                </draw:g>
              </table:table-cell>
              <table:table-cell office:value-type="float" office:value="NaN">
                <text:p>NaN</text:p>
                <draw:g>
                  <svg:desc>Exercicio1.C51:Exercicio1.C7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